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f86" officeooo:paragraph-rsid="00048f86"/>
    </style:style>
    <style:style style:name="P2" style:family="paragraph" style:parent-style-name="Standard" style:list-style-name="L2">
      <style:text-properties officeooo:rsid="00048f86" officeooo:paragraph-rsid="00048f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:</text:p>
      <text:p text:style-name="P1"/>
      <text:p text:style-name="P1">Pflicht:</text:p>
      <text:list xml:id="list2035752040" text:style-name="L2">
        <text:list-item>
          <text:p text:style-name="P2">3D Spielfeld</text:p>
        </text:list-item>
      </text:list>
      <text:p text:style-name="P1"/>
      <text:p text:style-name="P1">glfw time → damit bsll auf jedem Rechner gleich läuft</text:p>
      <text:p text:style-name="P1"/>
      <text:p text:style-name="P1"/>
      <text:p text:style-name="P1">weiteres Problrm: wenn xtrem wenig frames</text:p>
      <text:p text:style-name="P1"/>
      <text:p text:style-name="P1"/>
      <text:p text:style-name="P1">Zusatz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0:33:21.684000000</meta:creation-date>
    <meta:generator>LibreOffice/5.3.7.2$Windows_X86_64 LibreOffice_project/6b8ed514a9f8b44d37a1b96673cbbdd077e24059</meta:generator>
    <dc:date>2018-05-23T10:40:54.554000000</dc:date>
    <meta:editing-duration>PT7M33S</meta:editing-duration>
    <meta:editing-cycles>1</meta:editing-cycles>
    <meta:document-statistic meta:table-count="0" meta:image-count="0" meta:object-count="0" meta:page-count="1" meta:paragraph-count="6" meta:word-count="22" meta:character-count="131" meta:non-whitespace-character-count="116"/>
  </office:meta>
</office:document-meta>
</file>